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B100000751E07370C914B7731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26cm" svg:stroke-color="#000000" draw:fill="solid" draw:fill-color="#008000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3.238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3.238cm" fo:min-width="3.70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1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4.489cm" fo:min-width="4.02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4.515cm" fo:min-width="3.9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26cm" svg:stroke-color="#000000" draw:fill="none" draw:textarea-vertical-align="middle" draw:auto-grow-height="false" draw:fit-to-size="false" fo:min-height="4.237cm" fo:min-width="3.70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000000" draw:fill="solid" draw:fill-color="#008000" draw:textarea-vertical-align="middle" draw:auto-grow-height="false" draw:fit-to-size="false" fo:min-height="0.286cm" fo:min-width="0.436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5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.319cm" fo:min-width="0.27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6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715cm" fo:min-width="0.492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1.002cm" fo:min-width="0.69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8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24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9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.39cm" fo:min-width="0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0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.151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solid" svg:stroke-width="0.026cm" svg:stroke-color="#000000" draw:fill="solid" draw:fill-color="#e46c0a" draw:textarea-vertical-align="middle" draw:auto-grow-height="false" draw:fit-to-size="false" fo:min-height="0.11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.11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6" style:family="graphic" style:parent-style-name="standard">
      <style:graphic-properties draw:stroke="solid" svg:stroke-width="0.026cm" svg:stroke-color="#000000" draw:fill="solid" draw:fill-color="#0000ff" draw:textarea-vertical-align="middle" draw:auto-grow-height="false" draw:fit-to-size="false" fo:min-height="0.24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solid" svg:stroke-width="0.026cm" svg:stroke-color="#000000" draw:fill="solid" draw:fill-color="#800000" draw:textarea-vertical-align="middle" draw:auto-grow-height="false" draw:fit-to-size="false" fo:min-height="0.39cm" fo:min-width="0.18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>
      <style:graphic-properties style:protect="size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800000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000ff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008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e46c0a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frame draw:name="Picture 6" draw:style-name="gr1" draw:text-style-name="P1" draw:layer="layout" svg:width="1.484cm" svg:height="1.412cm" svg:x="0.07cm" svg:y="5.01cm">
          <draw:image xlink:href="Pictures/10000201000007B100000751E07370C914B7731D.png" xlink:type="simple" xlink:show="embed" xlink:actuate="onLoad">
            <text:p/>
          </draw:image>
        </draw:frame>
        <draw:custom-shape draw:name="Rectangle 8" draw:style-name="gr2" draw:text-style-name="P2" draw:layer="layout" svg:width="1.196cm" svg:height="1.251cm" svg:x="0.131cm" svg:y="6.72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3" draw:text-style-name="P3" draw:layer="layout" svg:width="1.402cm" svg:height="1.363cm" svg:x="0.07cm" svg:y="8.435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0" draw:style-name="gr4" draw:text-style-name="P4" draw:layer="layout" svg:width="1.402cm" svg:height="1.287cm" svg:x="0.07cm" svg:y="10.18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12" draw:style-name="gr5" draw:text-style-name="P5" draw:layer="layout" svg:width="1.554cm" svg:height="1.136cm" svg:x="0cm" svg:y="11.773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3" draw:style-name="gr3" draw:text-style-name="P3" draw:layer="layout" svg:width="1.402cm" svg:height="1.363cm" svg:x="1.763cm" svg:y="5.059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3" draw:text-style-name="P3" draw:layer="layout" svg:width="1.402cm" svg:height="1.363cm" svg:x="1.674cm" svg:y="11.546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3" draw:text-style-name="P3" draw:layer="layout" svg:width="1.402cm" svg:height="1.363cm" svg:x="3.299cm" svg:y="9.964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3" draw:text-style-name="P3" draw:layer="layout" svg:width="1.402cm" svg:height="1.363cm" svg:x="1.763cm" svg:y="6.709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4" draw:text-style-name="P4" draw:layer="layout" svg:width="1.402cm" svg:height="1.287cm" svg:x="3.413cm" svg:y="5.183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8" draw:style-name="gr4" draw:text-style-name="P4" draw:layer="layout" svg:width="1.402cm" svg:height="1.287cm" svg:x="3.413cm" svg:y="11.735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Heart 19" draw:style-name="gr4" draw:text-style-name="P4" draw:layer="layout" svg:width="1.402cm" svg:height="1.287cm" svg:x="3.513cm" svg:y="14.854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0" draw:style-name="gr2" draw:text-style-name="P2" draw:layer="layout" svg:width="1.196cm" svg:height="1.251cm" svg:x="1.751cm" svg:y="8.43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" draw:text-style-name="P2" draw:layer="layout" svg:width="1.196cm" svg:height="1.251cm" svg:x="1.763cm" svg:y="10.08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" draw:text-style-name="P2" draw:layer="layout" svg:width="1.196cm" svg:height="1.251cm" svg:x="3.379cm" svg:y="6.76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" draw:text-style-name="P2" draw:layer="layout" svg:width="1.196cm" svg:height="1.251cm" svg:x="0.131cm" svg:y="3.72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" draw:text-style-name="P2" draw:layer="layout" svg:width="1.196cm" svg:height="1.251cm" svg:x="3.379cm" svg:y="3.72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" draw:text-style-name="P2" draw:layer="layout" svg:width="1.196cm" svg:height="1.251cm" svg:x="1.95cm" svg:y="14.85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484cm" svg:height="1.412cm" svg:x="1.592cm" svg:y="3.56cm">
          <draw:image xlink:href="Pictures/10000201000007B100000751E07370C914B7731D.png" xlink:type="simple" xlink:show="embed" xlink:actuate="onLoad">
            <text:p/>
          </draw:image>
        </draw:frame>
        <draw:custom-shape draw:name="Rectangle 28" draw:style-name="gr2" draw:text-style-name="P2" draw:layer="layout" svg:width="1.196cm" svg:height="1.251cm" svg:x="0.131cm" svg:y="13.23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1" draw:style-name="gr1" draw:text-style-name="P1" draw:layer="layout" svg:width="1.484cm" svg:height="1.412cm" svg:x="0cm" svg:y="14.693cm">
          <draw:image xlink:href="Pictures/10000201000007B100000751E07370C914B7731D.png" xlink:type="simple" xlink:show="embed" xlink:actuate="onLoad">
            <text:p/>
          </draw:image>
        </draw:frame>
        <draw:custom-shape draw:name="Isosceles Triangle 32" draw:style-name="gr5" draw:text-style-name="P5" draw:layer="layout" svg:width="1.554cm" svg:height="1.136cm" svg:x="3.361cm" svg:y="13.316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3" draw:style-name="gr5" draw:text-style-name="P5" draw:layer="layout" svg:width="1.554cm" svg:height="1.136cm" svg:x="3.147cm" svg:y="8.551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line draw:name="Straight Connector 35" draw:style-name="gr6" draw:text-style-name="P1" draw:layer="layout" svg:x1="5.424cm" svg:y1="0cm" svg:x2="5.425cm" svg:y2="19.05cm">
          <text:p/>
        </draw:line>
        <draw:line draw:name="Straight Connector 38" draw:style-name="gr6" draw:text-style-name="P1" draw:layer="layout" svg:x1="16.007cm" svg:y1="0cm" svg:x2="16.008cm" svg:y2="19.05cm">
          <text:p/>
        </draw:line>
        <draw:line draw:name="Straight Connector 39" draw:style-name="gr6" draw:text-style-name="P1" draw:layer="layout" svg:x1="11.467cm" svg:y1="0cm" svg:x2="11.468cm" svg:y2="19.05cm">
          <text:p/>
        </draw:line>
        <draw:line draw:name="Straight Connector 40" draw:style-name="gr6" draw:text-style-name="P1" draw:layer="layout" svg:x1="20.728cm" svg:y1="0cm" svg:x2="20.729cm" svg:y2="19.05cm">
          <text:p/>
        </draw:line>
        <draw:custom-shape draw:name="TextBox 41" draw:style-name="gr7" draw:text-style-name="P7" draw:layer="layout" svg:width="4.904cm" svg:height="3.299cm" svg:x="6.015cm" svg:y="-0.118cm">
          <text:p text:style-name="P6"><text:span text:style-name="T1">STEP 0 – STORE <text:s/>TO HDF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7" draw:text-style-name="P7" draw:layer="layout" svg:width="3.59cm" svg:height="2.281cm" svg:x="11.468cm" svg:y="0.278cm">
          <text:p text:style-name="P6"><text:span text:style-name="T1">1 -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7" draw:text-style-name="P7" draw:layer="layout" svg:width="5.386cm" svg:height="3.297cm" svg:x="15.733cm" svg:y="0.278cm">
          <text:p text:style-name="P6"><text:span text:style-name="T1">2 – SHUFFLE</text:span></text:p>
          <text:p text:style-name="P6"><text:span text:style-name="T1">and S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4" draw:style-name="gr7" draw:text-style-name="P7" draw:layer="layout" svg:width="4.822cm" svg:height="2.281cm" svg:x="20.729cm" svg:y="0.253cm">
          <text:p text:style-name="P6"><text:span text:style-name="T1">3 - REDU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7" draw:text-style-name="P7" draw:layer="layout" svg:width="6.042cm" svg:height="1.775cm" svg:x="5.424cm" svg:y="2.662cm">
          <text:p text:style-name="P6"><text:span text:style-name="T2">Assume 4 data partition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9" draw:style-name="gr1" draw:text-style-name="P1" draw:layer="layout" svg:width="1.484cm" svg:height="1.412cm" svg:x="1.789cm" svg:y="13.131cm">
          <draw:image xlink:href="Pictures/10000201000007B100000751E07370C914B7731D.png" xlink:type="simple" xlink:show="embed" xlink:actuate="onLoad">
            <text:p/>
          </draw:image>
        </draw:frame>
        <draw:custom-shape draw:name="Rectangle 66" draw:style-name="gr8" draw:text-style-name="P7" draw:layer="layout" svg:width="5.356cm" svg:height="3.201cm" svg:x="5.883cm" svg:y="4.30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8" draw:text-style-name="P7" draw:layer="layout" svg:width="5.356cm" svg:height="3.201cm" svg:x="5.819cm" svg:y="8.02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8" draw:text-style-name="P7" draw:layer="layout" svg:width="5.356cm" svg:height="3.201cm" svg:x="5.857cm" svg:y="11.81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8" draw:text-style-name="P7" draw:layer="layout" svg:width="5.356cm" svg:height="3.201cm" svg:x="5.857cm" svg:y="15.64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9" draw:text-style-name="P7" draw:layer="layout" svg:width="4.2cm" svg:height="3.487cm" svg:x="11.6cm" svg:y="3.27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9" draw:text-style-name="P7" draw:layer="layout" svg:width="4.2cm" svg:height="3.487cm" svg:x="11.6cm" svg:y="7.32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0" draw:text-style-name="P7" draw:layer="layout" svg:width="4.207cm" svg:height="3.487cm" svg:x="11.8cm" svg:y="11.52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0" draw:text-style-name="P7" draw:layer="layout" svg:width="4.207cm" svg:height="3.487cm" svg:x="11.8cm" svg:y="15.50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" draw:text-style-name="P2" draw:layer="layout" svg:width="0.598cm" svg:height="0.625cm" svg:x="21.5cm" svg:y="4.58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5" draw:style-name="gr1" draw:text-style-name="P1" draw:layer="layout" svg:width="0.742cm" svg:height="0.705cm" svg:x="21.394cm" svg:y="5.74cm">
          <draw:image xlink:href="Pictures/10000201000007B100000751E07370C914B7731D.png" xlink:type="simple" xlink:show="embed" xlink:actuate="onLoad">
            <text:p/>
          </draw:image>
        </draw:frame>
        <draw:custom-shape draw:name="Oval 126" draw:style-name="gr3" draw:text-style-name="P3" draw:layer="layout" svg:width="0.701cm" svg:height="0.681cm" svg:x="21.5cm" svg:y="6.892cm">
          <text:p text:style-name="P6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27" draw:style-name="gr4" draw:text-style-name="P4" draw:layer="layout" svg:width="0.701cm" svg:height="0.643cm" svg:x="21.47cm" svg:y="8.104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128" draw:style-name="gr5" draw:text-style-name="P5" draw:layer="layout" svg:width="0.777cm" svg:height="0.567cm" svg:x="21.5cm" svg:y="9.228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extBox 129" draw:style-name="gr7" draw:text-style-name="P7" draw:layer="layout" svg:width="4.67cm" svg:height="1.267cm" svg:x="20.326cm" svg:y="4.191cm">
          <text:p text:style-name="P6"><text:span text:style-name="T3">( <text:s text:c="7"/>, 8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art 52" draw:style-name="gr4" draw:text-style-name="P4" draw:layer="layout" svg:width="1.402cm" svg:height="1.287cm" svg:x="9.585cm" svg:y="17.409cm">
          <text:p text:style-name="P6"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53" draw:style-name="gr2" draw:text-style-name="P2" draw:layer="layout" svg:width="1.196cm" svg:height="1.251cm" svg:x="8.022cm" svg:y="17.40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" draw:text-style-name="P2" draw:layer="layout" svg:width="1.196cm" svg:height="1.251cm" svg:x="6.203cm" svg:y="15.7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1" draw:text-style-name="P1" draw:layer="layout" svg:width="1.484cm" svg:height="1.412cm" svg:x="6.072cm" svg:y="17.248cm">
          <draw:image xlink:href="Pictures/10000201000007B100000751E07370C914B7731D.png" xlink:type="simple" xlink:show="embed" xlink:actuate="onLoad">
            <text:p/>
          </draw:image>
        </draw:frame>
        <draw:custom-shape draw:name="Isosceles Triangle 56" draw:style-name="gr5" draw:text-style-name="P5" draw:layer="layout" svg:width="1.554cm" svg:height="1.136cm" svg:x="9.433cm" svg:y="15.871cm">
          <text:p text:style-name="P6"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57" draw:style-name="gr1" draw:text-style-name="P1" draw:layer="layout" svg:width="1.484cm" svg:height="1.412cm" svg:x="7.873cm" svg:y="15.756cm">
          <draw:image xlink:href="Pictures/10000201000007B100000751E07370C914B7731D.png" xlink:type="simple" xlink:show="embed" xlink:actuate="onLoad">
            <text:p/>
          </draw:image>
        </draw:frame>
        <draw:custom-shape draw:name="Rectangle 64" draw:style-name="gr11" draw:text-style-name="P7" draw:layer="layout" svg:width="4.528cm" svg:height="4.738cm" svg:x="16.2cm" svg:y="3.24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7" draw:layer="layout" svg:width="4.4cm" svg:height="4.764cm" svg:x="16.2cm" svg:y="8.75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3" draw:text-style-name="P7" draw:layer="layout" svg:width="4.2cm" svg:height="4.486cm" svg:x="16.2cm" svg:y="14.362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2" draw:style-name="gr7" draw:text-style-name="P7" draw:layer="layout" svg:width="4.67cm" svg:height="1.267cm" svg:x="20.326cm" svg:y="5.427cm">
          <text:p text:style-name="P6"><text:span text:style-name="T3">( <text:s text:c="6"/>, <text:s/>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7" draw:text-style-name="P7" draw:layer="layout" svg:width="4.67cm" svg:height="1.267cm" svg:x="20.326cm" svg:y="6.52cm">
          <text:p text:style-name="P6"><text:span text:style-name="T3">( <text:s text:c="7"/>, 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4" draw:style-name="gr7" draw:text-style-name="P7" draw:layer="layout" svg:width="4.67cm" svg:height="1.267cm" svg:x="20.326cm" svg:y="7.794cm">
          <text:p text:style-name="P6"><text:span text:style-name="T3">( <text:s text:c="7"/>, 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7" draw:text-style-name="P7" draw:layer="layout" svg:width="4.67cm" svg:height="1.267cm" svg:x="20.326cm" svg:y="8.898cm">
          <text:p text:style-name="P6"><text:span text:style-name="T3">( <text:s text:c="7"/>, 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art 10" draw:style-name="gr14" draw:text-style-name="P4" draw:layer="layout" svg:width="1.402cm" svg:height="1.287cm" svg:x="6.055cm" svg:y="12.033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12" draw:style-name="gr15" draw:text-style-name="P5" draw:layer="layout" svg:width="1.554cm" svg:height="1.136cm" svg:x="5.985cm" svg:y="13.626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Oval 14" draw:style-name="gr16" draw:text-style-name="P3" draw:layer="layout" svg:width="1.402cm" svg:height="1.363cm" svg:x="7.659cm" svg:y="13.3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" draw:text-style-name="P3" draw:layer="layout" svg:width="1.402cm" svg:height="1.363cm" svg:x="9.284cm" svg:y="11.81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8" draw:style-name="gr14" draw:text-style-name="P4" draw:layer="layout" svg:width="1.402cm" svg:height="1.287cm" svg:x="9.398cm" svg:y="13.588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1" draw:style-name="gr17" draw:text-style-name="P2" draw:layer="layout" svg:width="1.196cm" svg:height="1.251cm" svg:x="7.748cm" svg:y="11.9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2" draw:layer="layout" svg:width="1.196cm" svg:height="1.251cm" svg:x="6.061cm" svg:y="8.1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16" draw:text-style-name="P3" draw:layer="layout" svg:width="1.402cm" svg:height="1.363cm" svg:x="6cm" svg:y="9.86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16" draw:text-style-name="P3" draw:layer="layout" svg:width="1.402cm" svg:height="1.363cm" svg:x="7.693cm" svg:y="8.1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0" draw:style-name="gr17" draw:text-style-name="P2" draw:layer="layout" svg:width="1.196cm" svg:height="1.251cm" svg:x="7.681cm" svg:y="9.8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" draw:text-style-name="P2" draw:layer="layout" svg:width="1.196cm" svg:height="1.251cm" svg:x="9.309cm" svg:y="8.19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Isosceles Triangle 33" draw:style-name="gr15" draw:text-style-name="P5" draw:layer="layout" svg:width="1.554cm" svg:height="1.136cm" svg:x="9.077cm" svg:y="9.98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name="Picture 6" draw:style-name="gr1" draw:text-style-name="P1" draw:layer="layout" svg:width="1.484cm" svg:height="1.412cm" svg:x="6.055cm" svg:y="5.887cm">
          <draw:image xlink:href="Pictures/10000201000007B100000751E07370C914B7731D.png" xlink:type="simple" xlink:show="embed" xlink:actuate="onLoad">
            <text:p/>
          </draw:image>
        </draw:frame>
        <draw:custom-shape draw:name="Oval 13" draw:style-name="gr16" draw:text-style-name="P3" draw:layer="layout" svg:width="1.402cm" svg:height="1.363cm" svg:x="7.748cm" svg:y="5.936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14" draw:text-style-name="P4" draw:layer="layout" svg:width="1.402cm" svg:height="1.287cm" svg:x="9.398cm" svg:y="6.06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4" draw:style-name="gr17" draw:text-style-name="P2" draw:layer="layout" svg:width="1.196cm" svg:height="1.251cm" svg:x="6.116cm" svg:y="4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" draw:text-style-name="P2" draw:layer="layout" svg:width="1.196cm" svg:height="1.251cm" svg:x="9.364cm" svg:y="4.5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1.484cm" svg:height="1.412cm" svg:x="7.577cm" svg:y="4.437cm">
          <draw:image xlink:href="Pictures/10000201000007B100000751E07370C914B7731D.png" xlink:type="simple" xlink:show="embed" xlink:actuate="onLoad">
            <text:p/>
          </draw:image>
        </draw:frame>
        <draw:custom-shape draw:name="Oval 13" draw:style-name="gr18" draw:text-style-name="P3" draw:layer="layout" svg:width="0.652cm" svg:height="0.701cm" svg:x="12.4cm" svg:y="5.0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4" draw:text-style-name="P4" draw:layer="layout" svg:width="0.584cm" svg:height="0.6cm" svg:x="12.468cm" svg:y="6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4" draw:style-name="gr19" draw:text-style-name="P2" draw:layer="layout" svg:width="0.684cm" svg:height="0.639cm" svg:x="12.516cm" svg:y="3.3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0.841cm" svg:height="0.8cm" svg:x="12.4cm" svg:y="4.2cm">
          <draw:image xlink:href="Pictures/10000201000007B100000751E07370C914B7731D.png" xlink:type="simple" xlink:show="embed" xlink:actuate="onLoad">
            <text:p/>
          </draw:image>
        </draw:frame>
        <draw:custom-shape draw:name="Rectangle 24" draw:style-name="gr20" draw:text-style-name="P2" draw:layer="layout" svg:width="0.4cm" svg:height="0.4cm" svg:x="13.2cm" svg:y="7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9" draw:text-style-name="P2" draw:layer="layout" svg:width="0.684cm" svg:height="0.639cm" svg:x="12.367cm" svg:y="11.76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9" draw:text-style-name="P2" draw:layer="layout" svg:width="0.684cm" svg:height="0.639cm" svg:x="12.516cm" svg:y="15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8" draw:text-style-name="P3" draw:layer="layout" svg:width="0.652cm" svg:height="0.701cm" svg:x="12.548cm" svg:y="8.6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8" draw:text-style-name="P3" draw:layer="layout" svg:width="0.652cm" svg:height="0.701cm" svg:x="12.432cm" svg:y="12.4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4" draw:text-style-name="P4" draw:layer="layout" svg:width="0.584cm" svg:height="0.6cm" svg:x="12.416cm" svg:y="13.4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Isosceles Triangle 33" draw:style-name="gr21" draw:text-style-name="P5" draw:layer="layout" svg:width="0.971cm" svg:height="0.736cm" svg:x="12.429cm" svg:y="9.664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33" draw:style-name="gr21" draw:text-style-name="P5" draw:layer="layout" svg:width="0.971cm" svg:height="0.736cm" svg:x="12.265cm" svg:y="14.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4" draw:style-name="gr19" draw:text-style-name="P2" draw:layer="layout" svg:width="0.684cm" svg:height="0.639cm" svg:x="14.2cm" svg:y="3.3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8" draw:layer="layout" svg:width="3.204cm" svg:height="1cm" svg:x="11.8cm" svg:y="13.2cm">
          <draw:text-box>
            <text:p>( <text:s text:c="3"/>,1)</text:p>
          </draw:text-box>
        </draw:frame>
        <draw:frame draw:style-name="gr23" draw:text-style-name="P8" draw:layer="layout" svg:width="2.888cm" svg:height="1.673cm" svg:x="11.796cm" svg:y="3.2cm">
          <draw:text-box>
            <text:p>( <text:s text:c="5"/>,1)</text:p>
          </draw:text-box>
        </draw:frame>
        <draw:frame draw:style-name="gr22" draw:text-style-name="P8" draw:layer="layout" svg:width="3.204cm" svg:height="1cm" svg:x="13.782cm" svg:y="3.2cm">
          <draw:text-box>
            <text:p>( <text:s text:c="3"/>,1)</text:p>
          </draw:text-box>
        </draw:frame>
        <draw:frame draw:style-name="gr22" draw:text-style-name="P8" draw:layer="layout" svg:width="3.204cm" svg:height="1cm" svg:x="13.596cm" svg:y="12.4cm">
          <draw:text-box>
            <text:p>( <text:s text:c="3"/>,1)</text:p>
          </draw:text-box>
        </draw:frame>
        <draw:frame draw:style-name="gr22" draw:text-style-name="P8" draw:layer="layout" svg:width="3.204cm" svg:height="1cm" svg:x="11.8cm" svg:y="12.4cm">
          <draw:text-box>
            <text:p>( <text:s text:c="4"/>,1)</text:p>
          </draw:text-box>
        </draw:frame>
        <draw:frame draw:style-name="gr22" draw:text-style-name="P8" draw:layer="layout" svg:width="3.204cm" svg:height="1cm" svg:x="11.796cm" svg:y="11.525cm">
          <draw:text-box>
            <text:p>( <text:s text:c="4"/>,1)</text:p>
          </draw:text-box>
        </draw:frame>
        <draw:frame draw:style-name="gr22" draw:text-style-name="P8" draw:layer="layout" svg:width="3.204cm" svg:height="1cm" svg:x="11.8cm" svg:y="9.6cm">
          <draw:text-box>
            <text:p>( <text:s text:c="6"/>,1)</text:p>
          </draw:text-box>
        </draw:frame>
        <draw:frame draw:style-name="gr22" draw:text-style-name="P8" draw:layer="layout" svg:width="3.204cm" svg:height="1cm" svg:x="11.837cm" svg:y="5cm">
          <draw:text-box>
            <text:p>( <text:s text:c="4"/>,1)</text:p>
          </draw:text-box>
        </draw:frame>
        <draw:frame draw:style-name="gr22" draw:text-style-name="P8" draw:layer="layout" svg:width="3.204cm" svg:height="1cm" svg:x="13.782cm" svg:y="4.2cm">
          <draw:text-box>
            <text:p>( <text:s text:c="3"/>,1)</text:p>
          </draw:text-box>
        </draw:frame>
        <draw:frame draw:style-name="gr22" draw:text-style-name="P8" draw:layer="layout" svg:width="3.204cm" svg:height="1cm" svg:x="12cm" svg:y="4cm">
          <draw:text-box>
            <text:p>( <text:s text:c="3"/>,1)</text:p>
          </draw:text-box>
        </draw:frame>
        <draw:frame draw:name="Picture 27" draw:style-name="gr24" draw:text-style-name="P1" draw:layer="layout" svg:width="0.841cm" svg:height="0.8cm" svg:x="14.2cm" svg:y="4.2cm">
          <draw:image xlink:href="Pictures/10000201000007B100000751E07370C914B7731D.png" xlink:type="simple" xlink:show="embed" xlink:actuate="onLoad">
            <text:p text:style-name="P9"><text:s text:c="8"/></text:p>
          </draw:image>
        </draw:frame>
        <draw:frame draw:style-name="gr22" draw:text-style-name="P8" draw:layer="layout" svg:width="2.604cm" svg:height="1cm" svg:x="11.996cm" svg:y="8.6cm">
          <draw:text-box>
            <text:p>( <text:s text:c="4"/>,1)</text:p>
          </draw:text-box>
        </draw:frame>
        <draw:frame draw:style-name="gr22" draw:text-style-name="P8" draw:layer="layout" svg:width="3.204cm" svg:height="1cm" svg:x="14.196cm" svg:y="7.322cm">
          <draw:text-box>
            <text:p>( <text:s text:c="2"/>,1)</text:p>
          </draw:text-box>
        </draw:frame>
        <draw:frame draw:style-name="gr22" draw:text-style-name="P8" draw:layer="layout" svg:width="3.204cm" svg:height="1cm" svg:x="12.6cm" svg:y="7.322cm">
          <draw:text-box>
            <text:p>( <text:s text:c="2"/>,1)</text:p>
          </draw:text-box>
        </draw:frame>
        <draw:frame draw:style-name="gr22" draw:text-style-name="P8" draw:layer="layout" svg:width="3.204cm" svg:height="1cm" svg:x="11.837cm" svg:y="5.765cm">
          <draw:text-box>
            <text:p>( <text:s text:c="4"/>,1)</text:p>
          </draw:text-box>
        </draw:frame>
        <draw:frame draw:style-name="gr22" draw:text-style-name="P8" draw:layer="layout" svg:width="3.204cm" svg:height="1cm" svg:x="11.175cm" svg:y="7.322cm">
          <draw:text-box>
            <text:p>( <text:s text:c="2"/>,1)</text:p>
          </draw:text-box>
        </draw:frame>
        <draw:custom-shape draw:name="Rectangle 24" draw:style-name="gr25" draw:text-style-name="P2" draw:layer="layout" svg:width="0.4cm" svg:height="0.368cm" svg:x="14.6cm" svg:y="7.6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0" draw:text-style-name="P2" draw:layer="layout" svg:width="0.4cm" svg:height="0.4cm" svg:x="11.8cm" svg:y="7.6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26" draw:text-style-name="P3" draw:layer="layout" svg:width="0.652cm" svg:height="0.701cm" svg:x="14cm" svg:y="12.6cm">
          <text:p text:style-name="P9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8" draw:text-style-name="P3" draw:layer="layout" svg:width="0.652cm" svg:height="0.701cm" svg:x="14.348cm" svg:y="8.6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2" draw:text-style-name="P8" draw:layer="layout" svg:width="2.604cm" svg:height="1cm" svg:x="13.796cm" svg:y="8.6cm">
          <draw:text-box>
            <text:p>( <text:s text:c="4"/>,1)</text:p>
          </draw:text-box>
        </draw:frame>
        <draw:frame draw:style-name="gr22" draw:text-style-name="P8" draw:layer="layout" svg:width="3.204cm" svg:height="1cm" svg:x="13.596cm" svg:y="13.2cm">
          <draw:text-box>
            <text:p>( <text:s text:c="3"/>,1)</text:p>
          </draw:text-box>
        </draw:frame>
        <draw:custom-shape draw:name="Heart 17" draw:style-name="gr4" draw:text-style-name="P4" draw:layer="layout" svg:width="0.584cm" svg:height="0.6cm" svg:x="14.068cm" svg:y="13.4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custom-shape draw:name="Rectangle 24" draw:style-name="gr19" draw:text-style-name="P2" draw:layer="layout" svg:width="0.684cm" svg:height="0.639cm" svg:x="12.6cm" svg:y="15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8" draw:layer="layout" svg:width="3.204cm" svg:height="1cm" svg:x="12.2cm" svg:y="15.6cm">
          <draw:text-box>
            <text:p>( <text:s text:c="3"/>,1)</text:p>
          </draw:text-box>
        </draw:frame>
        <draw:custom-shape draw:name="Rectangle 24" draw:style-name="gr19" draw:text-style-name="P2" draw:layer="layout" svg:width="0.684cm" svg:height="0.639cm" svg:x="12.6cm" svg:y="15.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9" draw:text-style-name="P2" draw:layer="layout" svg:width="0.684cm" svg:height="0.639cm" svg:x="14.219cm" svg:y="15.7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8" draw:layer="layout" svg:width="3.204cm" svg:height="1cm" svg:x="13.819cm" svg:y="15.504cm">
          <draw:text-box>
            <text:p>( <text:s text:c="3"/>,1)</text:p>
          </draw:text-box>
        </draw:frame>
        <draw:custom-shape draw:name="Rectangle 24" draw:style-name="gr19" draw:text-style-name="P2" draw:layer="layout" svg:width="0.684cm" svg:height="0.639cm" svg:x="14.219cm" svg:y="15.70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0.841cm" svg:height="0.8cm" svg:x="12.4cm" svg:y="16.6cm">
          <draw:image xlink:href="Pictures/10000201000007B100000751E07370C914B7731D.png" xlink:type="simple" xlink:show="embed" xlink:actuate="onLoad">
            <text:p/>
          </draw:image>
        </draw:frame>
        <draw:frame draw:style-name="gr22" draw:text-style-name="P8" draw:layer="layout" svg:width="3.204cm" svg:height="1cm" svg:x="12cm" svg:y="16.6cm">
          <draw:text-box>
            <text:p>( <text:s text:c="3"/>,1)</text:p>
          </draw:text-box>
        </draw:frame>
        <draw:frame draw:name="Picture 27" draw:style-name="gr1" draw:text-style-name="P1" draw:layer="layout" svg:width="0.841cm" svg:height="0.8cm" svg:x="14.219cm" svg:y="16.6cm">
          <draw:image xlink:href="Pictures/10000201000007B100000751E07370C914B7731D.png" xlink:type="simple" xlink:show="embed" xlink:actuate="onLoad">
            <text:p/>
          </draw:image>
        </draw:frame>
        <draw:frame draw:style-name="gr22" draw:text-style-name="P8" draw:layer="layout" svg:width="3.204cm" svg:height="1cm" svg:x="13.819cm" svg:y="16.6cm">
          <draw:text-box>
            <text:p>( <text:s text:c="3"/>,1)</text:p>
          </draw:text-box>
        </draw:frame>
        <draw:custom-shape draw:name="Isosceles Triangle 33" draw:style-name="gr21" draw:text-style-name="P5" draw:layer="layout" svg:width="0.971cm" svg:height="0.736cm" svg:x="12.404cm" svg:y="17.2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22" draw:text-style-name="P8" draw:layer="layout" svg:width="3.204cm" svg:height="1cm" svg:x="12cm" svg:y="17.2cm">
          <draw:text-box>
            <text:p>( <text:s text:c="3"/>,1)</text:p>
          </draw:text-box>
        </draw:frame>
        <draw:custom-shape draw:name="Heart 17" draw:style-name="gr4" draw:text-style-name="P4" draw:layer="layout" svg:width="0.584cm" svg:height="0.6cm" svg:x="12.6cm" svg:y="18.191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frame draw:style-name="gr22" draw:text-style-name="P8" draw:layer="layout" svg:width="3.204cm" svg:height="1cm" svg:x="11.996cm" svg:y="17.991cm">
          <draw:text-box>
            <text:p>( <text:s text:c="3"/>,1)</text:p>
          </draw:text-box>
        </draw:frame>
        <draw:custom-shape draw:name="Rectangle 24" draw:style-name="gr19" draw:text-style-name="P2" draw:layer="layout" svg:width="0.684cm" svg:height="0.639cm" svg:x="17cm" svg:y="3.77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8" draw:layer="layout" svg:width="3.604cm" svg:height="2.384cm" svg:x="16.2cm" svg:y="3.575cm">
          <draw:text-box>
            <text:p>( <text:s/><text:s text:c="2"/><text:s text:c="2"/><text:s/>,1,1,1,1,1,1,1,1)</text:p>
          </draw:text-box>
        </draw:frame>
        <draw:custom-shape draw:name="Rectangle 24" draw:style-name="gr27" draw:text-style-name="P2" draw:layer="layout" svg:width="0.684cm" svg:height="0.639cm" svg:x="17cm" svg:y="3.775cm">
          <text:p text:style-name="P9"><text:s/><text:s/><text:s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0.841cm" svg:height="0.8cm" svg:x="16.396cm" svg:y="5.765cm">
          <draw:image xlink:href="Pictures/10000201000007B100000751E07370C914B7731D.png" xlink:type="simple" xlink:show="embed" xlink:actuate="onLoad">
            <text:p/>
          </draw:image>
        </draw:frame>
        <draw:frame draw:style-name="gr22" draw:text-style-name="P8" draw:layer="layout" svg:width="3.204cm" svg:height="1.673cm" svg:x="15.996cm" svg:y="5.765cm">
          <draw:text-box>
            <text:p>( <text:s/><text:s text:c="2"/>,1,1,1,1)</text:p>
          </draw:text-box>
        </draw:frame>
        <draw:frame draw:style-name="gr22" draw:text-style-name="P8" draw:layer="layout" svg:width="3.204cm" svg:height="1.673cm" svg:x="16.196cm" svg:y="9cm">
          <draw:text-box>
            <text:p>( <text:s text:c="4"/>,1,1,1,1,1)</text:p>
          </draw:text-box>
        </draw:frame>
        <draw:custom-shape draw:name="Oval 13" draw:style-name="gr26" draw:text-style-name="P3" draw:layer="layout" svg:width="0.652cm" svg:height="0.701cm" svg:x="16.744cm" svg:y="9.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Heart 17" draw:style-name="gr4" draw:text-style-name="P4" draw:layer="layout" svg:width="0.584cm" svg:height="0.6cm" svg:x="16.8cm" svg:y="10.8cm">
          <text:p/>
          <draw:enhanced-geometry draw:mirror-horizontal="false" draw:mirror-vertical="false" draw:text-areas="?f9 ?f12 ?f10 ?f11" svg:viewBox="0 0 0 0" draw:type="ooxml-heart" draw:enhanced-path="M ?f2 ?f12 C ?f5 ?f8 ?f6 ?f12 ?f2 ?f13 ?f3 ?f12 ?f4 ?f8 ?f2 ?f12 Z N">
            <draw:equation draw:name="f0" draw:formula="logwidth*49/48"/>
            <draw:equation draw:name="f1" draw:formula="logwidth*10/48"/>
            <draw:equation draw:name="f2" draw:formula="logwidth/2"/>
            <draw:equation draw:name="f3" draw:formula="?f2 +0-?f0 "/>
            <draw:equation draw:name="f4" draw:formula="?f2 +0-?f1 "/>
            <draw:equation draw:name="f5" draw:formula="?f2 +?f1 -0"/>
            <draw:equation draw:name="f6" draw:formula="?f2 +?f0 -0"/>
            <draw:equation draw:name="f7" draw:formula="logheight/3"/>
            <draw:equation draw:name="f8" draw:formula="0+0-?f7 "/>
            <draw:equation draw:name="f9" draw:formula="logwidth*1/6"/>
            <draw:equation draw:name="f10" draw:formula="logwidth*5/6"/>
            <draw:equation draw:name="f11" draw:formula="logheight*2/3"/>
            <draw:equation draw:name="f12" draw:formula="logheight/4"/>
            <draw:equation draw:name="f13" draw:formula="logheight"/>
          </draw:enhanced-geometry>
        </draw:custom-shape>
        <draw:frame draw:style-name="gr22" draw:text-style-name="P8" draw:layer="layout" svg:width="3.204cm" svg:height="1.673cm" svg:x="16.196cm" svg:y="10.6cm">
          <draw:text-box>
            <text:p>( <text:s text:c="3"/>,1,1,1,1)</text:p>
          </draw:text-box>
        </draw:frame>
        <draw:custom-shape draw:name="Isosceles Triangle 33" draw:style-name="gr21" draw:text-style-name="P5" draw:layer="layout" svg:width="0.971cm" svg:height="0.736cm" svg:x="17.2cm" svg:y="14.6cm">
          <text:p/>
          <draw:enhanced-geometry draw:mirror-horizontal="false" draw:mirror-vertical="false" draw:text-areas="?f1 ?f5 ?f4 ?f6" svg:viewBox="0 0 0 0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frame draw:style-name="gr22" draw:text-style-name="P8" draw:layer="layout" svg:width="3.204cm" svg:height="1.673cm" svg:x="16.796cm" svg:y="14.6cm">
          <draw:text-box>
            <text:p>( <text:s text:c="5"/>,1,1,1)</text:p>
          </draw:text-box>
        </draw:frame>
        <presentation:notes draw:style-name="dp2">
          <draw:page-thumbnail draw:name="Slide Image Placeholder 1" draw:style-name="gr28" draw:layer="layout" svg:width="12.699cm" svg:height="9.524cm" svg:x="3.175cm" svg:y="1.905cm" draw:page-number="1" presentation:class="page"/>
          <draw:frame draw:name="Notes Placeholder 2" presentation:style-name="pr1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2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32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</text:span><text:span text:style-name="MT1">ck </text:span><text:span text:style-name="MT1">to </text:span><text:span text:style-name="MT1">ed</text:span><text:span text:style-name="MT1">it </text:span><text:span text:style-name="MT1">M</text:span><text:span text:style-name="MT1">as</text:span><text:span text:style-name="MT1">te</text:span><text:span text:style-name="MT1">r </text:span><text:span text:style-name="MT1">titl</text:span><text:span text:style-name="MT1">e </text:span><text:span text:style-name="MT1">st</text:span><text:span text:style-name="MT1">yl</text:span><text:span text:style-name="MT1">e</text:span></text:p>
        </draw:text-box>
      </draw:frame>
      <draw:frame draw:name="Content Placeholder 2" presentation:style-name="Mpr2" draw:text-style-name="MP12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4" draw:layer="backgroundobjects" svg:width="5.926cm" svg:height="1.013cm" svg:x="1.27cm" svg:y="17.657cm" presentation:class="date-time" presentation:user-transformed="true">
        <draw:text-box>
          <text:p text:style-name="MP13"><text:span text:style-name="MT6"><text:date style:data-style-name="D1" text:date-value="2018-04-02">02/04/18</text:date></text:span></text:p>
        </draw:text-box>
      </draw:frame>
      <draw:frame draw:name="Footer Placeholder 4" presentation:style-name="Mpr3" draw:text-style-name="MP1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4" draw:layer="backgroundobjects" svg:width="5.926cm" svg:height="1.013cm" svg:x="18.203cm" svg:y="17.657cm" presentation:class="page-number" presentation:user-transformed="true">
        <draw:text-box>
          <text:p text:style-name="MP15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kind of questions you can ask to help Eglence Inc. using big data?</dc:title>
    <meta:initial-creator>ilkay Altintas</meta:initial-creator>
    <meta:editing-cycles>20</meta:editing-cycles>
    <meta:creation-date>2016-02-11T22:41:22</meta:creation-date>
    <dc:date>2018-04-02T20:41:07.957726962</dc:date>
    <meta:editing-duration>PT1H50M42S</meta:editing-duration>
    <meta:generator>LibreOffice/5.1.6.2$Linux_X86_64 LibreOffice_project/10m0$Build-2</meta:generator>
    <meta:document-statistic meta:object-count="163"/>
    <meta:user-defined meta:name="AppVersion">14.0000</meta:user-defined>
    <meta:user-defined meta:name="Company">UCS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